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3.09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115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9pt" svg:height="255.32pt" svg:x="4.08pt" svg:y="119.23pt">
            <draw:object draw:notify-on-update-of-ranges="Sheet1.A1:Sheet1.A1 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pt" svg:height="255.32pt" svg:x="470.69pt" svg:y="121.27pt">
            <draw:object draw:notify-on-update-of-ranges="Sheet1.A1:Sheet1.A1 Sheet1.A2:Sheet1.A8 Sheet1.C1:Sheet1.C1 Sheet1.C2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oop Count</text:p>
          </table:table-cell>
          <table:table-cell office:value-type="string" calcext:value-type="string">
            <text:p>Swap Count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500" calcext:value-type="float">
            <text:p>499500</text:p>
          </table:table-cell>
          <table:table-cell office:value-type="float" office:value="255235" calcext:value-type="float">
            <text:p>255235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1021887" calcext:value-type="float">
            <text:p>1021887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4015780" calcext:value-type="float">
            <text:p>4015780</text:p>
          </table:table-cell>
          <table:table-cell table:number-columns-repeated="1020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8957043" calcext:value-type="float">
            <text:p>8957043</text:p>
          </table:table-cell>
          <table:table-cell table:number-columns-repeated="102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16083276" calcext:value-type="float">
            <text:p>16083276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5288596" calcext:value-type="float">
            <text:p>25288596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1994000" calcext:value-type="float">
            <text:p>71994000</text:p>
          </table:table-cell>
          <table:table-cell office:value-type="float" office:value="35899056" calcext:value-type="float">
            <text:p>35899056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1_2" table:style-name="ta1">
        <table:shapes>
          <draw:frame draw:z-index="0" draw:style-name="gr1" draw:text-style-name="P1" svg:width="453.69pt" svg:height="255.29pt" svg:x="2.04pt" svg:y="115.88pt">
            <draw:object draw:notify-on-update-of-ranges="Sheet1_2.A1:Sheet1_2.A1 Sheet1_2.A2:Sheet1_2.A8 Sheet1_2.B1:Sheet1_2.B1 Sheet1_2.B2:Sheet1_2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pt" svg:height="255.32pt" svg:x="470.01pt" svg:y="119.91pt">
            <draw:object draw:notify-on-update-of-ranges="Sheet1_2.A1:Sheet1_2.A1 Sheet1_2.A2:Sheet1_2.A8 Sheet1_2.C1:Sheet1_2.C1 Sheet1_2.C2:Sheet1_2.C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oop Count</text:p>
          </table:table-cell>
          <table:table-cell office:value-type="string" calcext:value-type="string">
            <text:p>Swap Count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500" calcext:value-type="float">
            <text:p>499500</text:p>
          </table:table-cell>
          <table:table-cell office:value-type="float" office:value="999" calcext:value-type="float">
            <text:p>999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1999" calcext:value-type="float">
            <text:p>1999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3999" calcext:value-type="float">
            <text:p>3999</text:p>
          </table:table-cell>
          <table:table-cell table:number-columns-repeated="1020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5999" calcext:value-type="float">
            <text:p>5999</text:p>
          </table:table-cell>
          <table:table-cell table:number-columns-repeated="102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7999" calcext:value-type="float">
            <text:p>7999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9999" calcext:value-type="float">
            <text:p>9999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1994000" calcext:value-type="float">
            <text:p>71994000</text:p>
          </table:table-cell>
          <table:table-cell office:value-type="float" office:value="11999" calcext:value-type="float">
            <text:p>11999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1_2_2" table:style-name="ta1">
        <table:shapes>
          <draw:frame draw:z-index="0" draw:style-name="gr1" draw:text-style-name="P1" svg:width="453.69pt" svg:height="255.32pt" svg:x="2.72pt" svg:y="156.27pt">
            <draw:object draw:notify-on-update-of-ranges="Sheet1_2_2.A1:Sheet1_2_2.A1 Sheet1_2_2.A2:Sheet1_2_2.A8 Sheet1_2_2.B1:Sheet1_2_2.B1 Sheet1_2_2.B2:Sheet1_2_2.B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pt" svg:height="255.32pt" svg:x="482.26pt" svg:y="161.01pt">
            <draw:object draw:notify-on-update-of-ranges="Sheet1_2_2.A1:Sheet1_2_2.A1 Sheet1_2_2.A2:Sheet1_2_2.A8 Sheet1_2_2.C1:Sheet1_2_2.C1 Sheet1_2_2.C2:Sheet1_2_2.C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oop Count</text:p>
          </table:table-cell>
          <table:table-cell office:value-type="string" calcext:value-type="string">
            <text:p>Swap Count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15" calcext:value-type="float">
            <text:p>7015</text:p>
          </table:table-cell>
          <table:table-cell office:value-type="float" office:value="2377" calcext:value-type="float">
            <text:p>2377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442" calcext:value-type="float">
            <text:p>14442</text:p>
          </table:table-cell>
          <table:table-cell office:value-type="float" office:value="5330" calcext:value-type="float">
            <text:p>5330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888" calcext:value-type="float">
            <text:p>30888</text:p>
          </table:table-cell>
          <table:table-cell office:value-type="float" office:value="11631" calcext:value-type="float">
            <text:p>11631</text:p>
          </table:table-cell>
          <table:table-cell table:number-columns-repeated="1020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3969" calcext:value-type="float">
            <text:p>53969</text:p>
          </table:table-cell>
          <table:table-cell office:value-type="float" office:value="18048" calcext:value-type="float">
            <text:p>18048</text:p>
          </table:table-cell>
          <table:table-cell table:number-columns-repeated="102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1774" calcext:value-type="float">
            <text:p>81774</text:p>
          </table:table-cell>
          <table:table-cell office:value-type="float" office:value="24611" calcext:value-type="float">
            <text:p>24611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768" calcext:value-type="float">
            <text:p>99768</text:p>
          </table:table-cell>
          <table:table-cell office:value-type="float" office:value="31507" calcext:value-type="float">
            <text:p>31507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56039" calcext:value-type="float">
            <text:p>156039</text:p>
          </table:table-cell>
          <table:table-cell office:value-type="float" office:value="37622" calcext:value-type="float">
            <text:p>3762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8:17:13.678032119</meta:creation-date>
    <dc:date>2020-03-26T19:15:58.167982780</dc:date>
    <meta:editing-duration>PT55M36S</meta:editing-duration>
    <meta:editing-cycles>19</meta:editing-cycles>
    <meta:generator>LibreOffice/6.0.7.3$Linux_X86_64 LibreOffice_project/00m0$Build-3</meta:generator>
    <meta:document-statistic meta:table-count="3" meta:cell-count="7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8cm" xlink:href=".." xlink:type="simple" chart:class="chart:line" chart:style-name="ch1">
        <chart:title svg:x="6.206cm" svg:y="0.365cm" chart:style-name="ch2">
          <text:p>Bubble Sort Loop Counts</text:p>
        </chart:title>
        <chart:legend chart:legend-position="top" svg:x="6.546cm" svg:y="1.276cm" style:legend-expansion="wide" chart:style-name="ch3"/>
        <chart:plot-area chart:style-name="ch4" table:cell-range-address="Sheet1.A1:Sheet1.B8" chart:data-source-has-labels="both" svg:x="1.317cm" svg:y="2.061cm" svg:width="14.369cm" svg:height="5.8cm">
          <chartooo:coordinate-region svg:x="3.087cm" svg:y="2.264cm" svg:width="12.122cm" svg:height="4.943cm"/>
          <chart:axis chart:dimension="x" chart:name="primary-x" chart:style-name="ch5" chartooo:axis-type="auto">
            <chartooo:date-scale/>
            <chart:title svg:x="7.791cm" svg:y="8.041cm" chart:style-name="ch6">
              <text:p>Elements</text:p>
            </chart:title>
            <chart:categories table:cell-range-address="Sheet1.A2:Sheet1.A8"/>
          </chart:axis>
          <chart:axis chart:dimension="y" chart:name="primary-y" chart:style-name="ch5">
            <chart:title svg:x="0.451cm" svg:y="5.802cm" chart:style-name="ch7">
              <text:p>Loop Count</text:p>
            </chart:title>
            <chart:grid chart:style-name="ch8" chart:class="major"/>
          </chart:axis>
          <chart:series chart:style-name="ch9" chart:values-cell-range-address="Sheet1.B2:Sheet1.B8" chart:label-cell-address="Sheet1.B1:Sheet1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 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8</svg:desc>
                </draw:g>
              </table:table-cell>
              <table:table-cell office:value-type="float" office:value="499500">
                <text:p>499500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9000">
                <text:p>1999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998000">
                <text:p>79980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7997000">
                <text:p>179970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996000">
                <text:p>31996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9995000">
                <text:p>499950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71994000">
                <text:p>7199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8cm" xlink:href=".." xlink:type="simple" chart:class="chart:line" chart:style-name="ch1">
        <chart:title svg:x="5.391cm" svg:y="0.316cm" chart:style-name="ch2">
          <text:p>Bubble Sort Swap Count</text:p>
        </chart:title>
        <chart:legend chart:legend-position="top" svg:x="6.474cm" svg:y="1.276cm" style:legend-expansion="wide" chart:style-name="ch3"/>
        <chart:plot-area chart:style-name="ch4" table:cell-range-address="Sheet1.A1:Sheet1.A8 Sheet1.C1:Sheet1.C8" chart:data-source-has-labels="both" svg:x="1.316cm" svg:y="2.061cm" svg:width="14.347cm" svg:height="5.8cm">
          <chartooo:coordinate-region svg:x="3.086cm" svg:y="2.264cm" svg:width="12.1cm" svg:height="4.943cm"/>
          <chart:axis chart:dimension="x" chart:name="primary-x" chart:style-name="ch5" chartooo:axis-type="auto">
            <chartooo:date-scale/>
            <chart:title svg:x="7.779cm" svg:y="8.041cm" chart:style-name="ch6">
              <text:p>Elements</text:p>
            </chart:title>
            <chart:categories table:cell-range-address="Sheet1.A2:Sheet1.A8"/>
          </chart:axis>
          <chart:axis chart:dimension="y" chart:name="primary-y" chart:style-name="ch5">
            <chart:title svg:x="0.451cm" svg:y="5.849cm" chart:style-name="ch7">
              <text:p>Swap Count</text:p>
            </chart:title>
            <chart:grid chart:style-name="ch8" chart:class="major"/>
          </chart:axis>
          <chart:series chart:style-name="ch9" chart:values-cell-range-address="Sheet1.C2:Sheet1.C8" chart:label-cell-address="Sheet1.C1:Sheet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ap Cou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8</svg:desc>
                </draw:g>
              </table:table-cell>
              <table:table-cell office:value-type="float" office:value="255235">
                <text:p>255235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21887">
                <text:p>102188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15780">
                <text:p>401578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957043">
                <text:p>895704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083276">
                <text:p>1608327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288596">
                <text:p>2528859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5899056">
                <text:p>35899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7cm" xlink:href=".." xlink:type="simple" chart:class="chart:line" chart:style-name="ch1">
        <chart:title svg:x="5.237cm" svg:y="0.316cm" chart:style-name="ch2">
          <text:p>Selection Sort Loop Count</text:p>
        </chart:title>
        <chart:legend chart:legend-position="top" svg:x="6.546cm" svg:y="1.276cm" style:legend-expansion="wide" chart:style-name="ch3"/>
        <chart:plot-area chart:style-name="ch4" table:cell-range-address="Sheet1_2.A1:Sheet1_2.B8" chart:data-source-has-labels="both" svg:x="1.317cm" svg:y="2.061cm" svg:width="14.369cm" svg:height="5.799cm">
          <chartooo:coordinate-region svg:x="3.087cm" svg:y="2.264cm" svg:width="12.122cm" svg:height="4.942cm"/>
          <chart:axis chart:dimension="x" chart:name="primary-x" chart:style-name="ch5" chartooo:axis-type="auto">
            <chartooo:date-scale/>
            <chart:title svg:x="7.791cm" svg:y="8.04cm" chart:style-name="ch6">
              <text:p>Elements</text:p>
            </chart:title>
            <chart:categories table:cell-range-address="Sheet1_2.A2:Sheet1_2.A8"/>
          </chart:axis>
          <chart:axis chart:dimension="y" chart:name="primary-y" chart:style-name="ch5">
            <chart:title svg:x="0.451cm" svg:y="5.801cm" chart:style-name="ch7">
              <text:p>Loop Count</text:p>
            </chart:title>
            <chart:grid chart:style-name="ch8" chart:class="major"/>
          </chart:axis>
          <chart:series chart:style-name="ch9" chart:values-cell-range-address="Sheet1_2.B2:Sheet1_2.B8" chart:label-cell-address="Sheet1_2.B1:Sheet1_2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 Count</text:p>
                <draw:g>
                  <svg:desc>Sheet1_2.B1:Sheet1_2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_2.A2:Sheet1_2.A8</svg:desc>
                </draw:g>
              </table:table-cell>
              <table:table-cell office:value-type="float" office:value="499500">
                <text:p>499500</text:p>
                <draw:g>
                  <svg:desc>Sheet1_2.B2:Sheet1_2.B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9000">
                <text:p>1999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998000">
                <text:p>79980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7997000">
                <text:p>179970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996000">
                <text:p>31996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9995000">
                <text:p>499950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71994000">
                <text:p>71994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8cm" xlink:href=".." xlink:type="simple" chart:class="chart:line" chart:style-name="ch1">
        <chart:title svg:x="5.166cm" svg:y="0.316cm" chart:style-name="ch2">
          <text:p>Selection Sort Swap Count</text:p>
        </chart:title>
        <chart:legend chart:legend-position="top" svg:x="6.474cm" svg:y="1.276cm" style:legend-expansion="wide" chart:style-name="ch3"/>
        <chart:plot-area chart:style-name="ch4" table:cell-range-address="Sheet1_2.A1:Sheet1_2.A8 Sheet1_2.C1:Sheet1_2.C8" chart:data-source-has-labels="both" svg:x="1.316cm" svg:y="2.061cm" svg:width="14.347cm" svg:height="5.8cm">
          <chartooo:coordinate-region svg:x="2.327cm" svg:y="2.265cm" svg:width="12.669cm" svg:height="4.942cm"/>
          <chart:axis chart:dimension="x" chart:name="primary-x" chart:style-name="ch5" chartooo:axis-type="auto">
            <chartooo:date-scale/>
            <chart:title svg:x="7.779cm" svg:y="8.041cm" chart:style-name="ch6">
              <text:p>Elements</text:p>
            </chart:title>
            <chart:categories table:cell-range-address="Sheet1_2.A2:Sheet1_2.A8"/>
          </chart:axis>
          <chart:axis chart:dimension="y" chart:name="primary-y" chart:style-name="ch5">
            <chart:title svg:x="0.451cm" svg:y="5.849cm" chart:style-name="ch7">
              <text:p>Swap Count</text:p>
            </chart:title>
            <chart:grid chart:style-name="ch8" chart:class="major"/>
          </chart:axis>
          <chart:series chart:style-name="ch9" chart:values-cell-range-address="Sheet1_2.C2:Sheet1_2.C8" chart:label-cell-address="Sheet1_2.C1:Sheet1_2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ap Count</text:p>
                <draw:g>
                  <svg:desc>Sheet1_2.C1:Sheet1_2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_2.A2:Sheet1_2.A8</svg:desc>
                </draw:g>
              </table:table-cell>
              <table:table-cell office:value-type="float" office:value="999">
                <text:p>999</text:p>
                <draw:g>
                  <svg:desc>Sheet1_2.C2:Sheet1_2.C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1999">
                <text:p>11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8cm" xlink:href=".." xlink:type="simple" chart:class="chart:line" chart:style-name="ch1">
        <chart:title svg:x="5.593cm" svg:y="0.316cm" chart:style-name="ch2">
          <text:p>Quick Sort Loop Count</text:p>
        </chart:title>
        <chart:legend chart:legend-position="top" svg:x="6.546cm" svg:y="1.276cm" style:legend-expansion="wide" chart:style-name="ch3"/>
        <chart:plot-area chart:style-name="ch4" table:cell-range-address="Sheet1_2_2.A1:Sheet1_2_2.B8" chart:data-source-has-labels="both" svg:x="1.317cm" svg:y="2.061cm" svg:width="14.369cm" svg:height="5.8cm">
          <chartooo:coordinate-region svg:x="2.518cm" svg:y="2.264cm" svg:width="12.502cm" svg:height="4.943cm"/>
          <chart:axis chart:dimension="x" chart:name="primary-x" chart:style-name="ch5" chartooo:axis-type="auto">
            <chartooo:date-scale/>
            <chart:title svg:x="7.791cm" svg:y="8.041cm" chart:style-name="ch6">
              <text:p>Elements</text:p>
            </chart:title>
            <chart:categories table:cell-range-address="Sheet1_2_2.A2:Sheet1_2_2.A8"/>
          </chart:axis>
          <chart:axis chart:dimension="y" chart:name="primary-y" chart:style-name="ch5">
            <chart:title svg:x="0.451cm" svg:y="5.802cm" chart:style-name="ch7">
              <text:p>Loop Count</text:p>
            </chart:title>
            <chart:grid chart:style-name="ch8" chart:class="major"/>
          </chart:axis>
          <chart:series chart:style-name="ch9" chart:values-cell-range-address="Sheet1_2_2.B2:Sheet1_2_2.B8" chart:label-cell-address="Sheet1_2_2.B1:Sheet1_2_2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 Count</text:p>
                <draw:g>
                  <svg:desc>Sheet1_2_2.B1:Sheet1_2_2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_2_2.A2:Sheet1_2_2.A8</svg:desc>
                </draw:g>
              </table:table-cell>
              <table:table-cell office:value-type="float" office:value="7015">
                <text:p>7015</text:p>
                <draw:g>
                  <svg:desc>Sheet1_2_2.B2:Sheet1_2_2.B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442">
                <text:p>1444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888">
                <text:p>3088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3969">
                <text:p>5396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1774">
                <text:p>817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9768">
                <text:p>9976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6039">
                <text:p>1560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8cm" xlink:href=".." xlink:type="simple" chart:class="chart:line" chart:style-name="ch1">
        <chart:title svg:x="5.522cm" svg:y="0.316cm" chart:style-name="ch2">
          <text:p>Quick Sort Swap Count</text:p>
        </chart:title>
        <chart:legend chart:legend-position="top" svg:x="6.474cm" svg:y="1.276cm" style:legend-expansion="wide" chart:style-name="ch3"/>
        <chart:plot-area chart:style-name="ch4" table:cell-range-address="Sheet1_2_2.A1:Sheet1_2_2.A8 Sheet1_2_2.C1:Sheet1_2_2.C8" chart:data-source-has-labels="both" svg:x="1.316cm" svg:y="2.061cm" svg:width="14.347cm" svg:height="5.8cm">
          <chartooo:coordinate-region svg:x="2.517cm" svg:y="2.264cm" svg:width="12.669cm" svg:height="4.943cm"/>
          <chart:axis chart:dimension="x" chart:name="primary-x" chart:style-name="ch5" chartooo:axis-type="auto">
            <chartooo:date-scale/>
            <chart:title svg:x="7.779cm" svg:y="8.041cm" chart:style-name="ch6">
              <text:p>Elements</text:p>
            </chart:title>
            <chart:categories table:cell-range-address="Sheet1_2_2.A2:Sheet1_2_2.A8"/>
          </chart:axis>
          <chart:axis chart:dimension="y" chart:name="primary-y" chart:style-name="ch5">
            <chart:title svg:x="0.451cm" svg:y="5.849cm" chart:style-name="ch7">
              <text:p>Swap Count</text:p>
            </chart:title>
            <chart:grid chart:style-name="ch8" chart:class="major"/>
          </chart:axis>
          <chart:series chart:style-name="ch9" chart:values-cell-range-address="Sheet1_2_2.C2:Sheet1_2_2.C8" chart:label-cell-address="Sheet1_2_2.C1:Sheet1_2_2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ap Count</text:p>
                <draw:g>
                  <svg:desc>Sheet1_2_2.C1:Sheet1_2_2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_2_2.A2:Sheet1_2_2.A8</svg:desc>
                </draw:g>
              </table:table-cell>
              <table:table-cell office:value-type="float" office:value="2377">
                <text:p>2377</text:p>
                <draw:g>
                  <svg:desc>Sheet1_2_2.C2:Sheet1_2_2.C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631">
                <text:p>116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8048">
                <text:p>1804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1507">
                <text:p>3150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622">
                <text:p>376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